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374151" style:font-name="S hne" fo:font-size="12pt" fo:letter-spacing="normal" fo:font-style="normal" fo:font-weight="normal" officeooo:paragraph-rsid="00169f48"/>
    </style:style>
    <style:style style:name="P2" style:family="paragraph" style:parent-style-name="Standard">
      <style:text-properties fo:font-variant="normal" fo:text-transform="none" fo:color="#374151" style:font-name="S hne" fo:font-size="12pt" fo:letter-spacing="normal" fo:font-style="normal" fo:font-weight="normal" officeooo:rsid="00169f48" officeooo:paragraph-rsid="00169f48"/>
    </style:style>
    <style:style style:name="P3" style:family="paragraph" style:parent-style-name="Standard">
      <style:text-properties fo:font-variant="normal" fo:text-transform="none" fo:color="#cccccc" style:font-name="S hne" fo:font-size="12pt" fo:letter-spacing="normal" fo:font-style="normal" fo:font-weight="normal" officeooo:paragraph-rsid="00169f48" fo:background-color="#1f1f1f"/>
    </style:style>
    <style:style style:name="P4" style:family="paragraph" style:parent-style-name="Standard">
      <style:text-properties fo:color="#cccccc" style:font-name="Droid Sans Mono" fo:font-size="10.5pt" fo:font-weight="normal" fo:background-color="#1f1f1f"/>
    </style:style>
    <style:style style:name="P5" style:family="paragraph" style:parent-style-name="Standard">
      <style:paragraph-properties style:line-height-at-least="0.503cm"/>
      <style:text-properties fo:color="#cccccc" style:font-name="Droid Sans Mono" fo:font-size="10.5pt" fo:font-weight="normal" fo:background-color="#1f1f1f"/>
    </style:style>
    <style:style style:name="P6" style:family="paragraph" style:parent-style-name="Standard">
      <style:text-properties fo:color="#cccccc" style:font-name="Droid Sans Mono" fo:font-size="10.5pt" fo:font-weight="normal" officeooo:paragraph-rsid="00169f48" fo:background-color="#1f1f1f"/>
    </style:style>
    <style:style style:name="P7" style:family="paragraph" style:parent-style-name="Standard">
      <style:text-properties fo:color="#cccccc" style:font-name="Droid Sans Mono" fo:font-size="10.5pt" fo:font-weight="normal" officeooo:paragraph-rsid="002272ba" fo:background-color="#1f1f1f"/>
    </style:style>
    <style:style style:name="P8" style:family="paragraph" style:parent-style-name="Standard">
      <style:text-properties officeooo:rsid="00169f48" officeooo:paragraph-rsid="00169f48"/>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rsid="00169f48" officeooo:paragraph-rsid="00169f48" style:font-weight-asian="bold" style:font-weight-complex="bold"/>
    </style:style>
    <style:style style:name="P11" style:family="paragraph" style:parent-style-name="Standard">
      <style:paragraph-properties style:line-height-at-least="0.503cm"/>
      <style:text-properties fo:color="#6a9955" style:font-name="Droid Sans Mono" fo:font-size="10.5pt" fo:font-weight="normal" fo:background-color="#1f1f1f"/>
    </style:style>
    <style:style style:name="P12" style:family="paragraph" style:parent-style-name="Text_20_body">
      <style:text-properties fo:font-variant="normal" fo:text-transform="none" fo:color="#374151" style:font-name="S hne" fo:font-size="12pt" fo:letter-spacing="normal" fo:font-style="normal" fo:font-weight="normal" officeooo:rsid="00169f48" officeooo:paragraph-rsid="00169f48"/>
    </style:style>
    <style:style style:name="P13" style:family="paragraph" style:parent-style-name="Text_20_body">
      <style:text-properties fo:color="#cccccc" style:font-name="Droid Sans Mono" fo:font-size="10.5pt" fo:font-weight="normal" fo:background-color="#1f1f1f"/>
    </style:style>
    <style:style style:name="P14" style:family="paragraph" style:parent-style-name="Text_20_body">
      <style:text-properties fo:color="#cccccc" style:font-name="Droid Sans Mono" fo:font-size="10.5pt" fo:font-weight="normal" officeooo:rsid="002272ba" officeooo:paragraph-rsid="002272ba" fo:background-color="#1f1f1f"/>
    </style:style>
    <style:style style:name="P15" style:family="paragraph" style:parent-style-name="Text_20_body">
      <style:text-properties officeooo:rsid="002272ba" officeooo:paragraph-rsid="002272ba"/>
    </style:style>
    <style:style style:name="T1" style:family="text">
      <style:text-properties fo:color="#cccccc" style:font-name="Droid Sans Mono" fo:font-size="10.5pt" fo:font-weight="normal" fo:background-color="#1f1f1f" loext:char-shading-value="0"/>
    </style:style>
    <style:style style:name="T2" style:family="text">
      <style:text-properties officeooo:rsid="0018b7c0"/>
    </style:style>
    <style:style style:name="T3" style:family="text">
      <style:text-properties officeooo:rsid="001977cc"/>
    </style:style>
    <style:style style:name="T4" style:family="text">
      <style:text-properties officeooo:rsid="0023e2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olutions For Python Problems</text:p>
      <text:p text:style-name="P8"/>
      <text:p text:style-name="P1">Problem 1: Palindrome Checker Write a Python function that takes a string as input and returns True if it is a palindrome (reads the same backward as forward), and False otherwise. The function should ignore spaces, punctuation, and capitalization.</text:p>
      <text:p text:style-name="P1"/>
      <text:p text:style-name="P3">def is_palindrome(s):</text:p>
      <text:p text:style-name="P3"><text:s text:c="4"/>s=s.lower()</text:p>
      <text:p text:style-name="P3"><text:s text:c="4"/>w=''.join(ch for ch in s if ch.isalnum())</text:p>
      <text:p text:style-name="P3"><text:s text:c="4"/>return s==w[::-1]</text:p>
      <text:p text:style-name="P3"/>
      <text:p text:style-name="P3">input='A man, a plan, a canal, Panama!'</text:p>
      <text:p text:style-name="P3">print(is_palindrome(input))</text:p>
      <text:p text:style-name="P3"/>
      <text:p text:style-name="P1"/>
      <text:p text:style-name="P1"/>
      <text:p text:style-name="P2">Problem 2: FizzBuzz Write a Python function that prints the numbers from 1 to n. But for multiples of three, print "Fizz" instead of the number, and for multiples of five, print "Buzz" instead of the number. For numbers that are multiples of both three and five, print "FizzBuzz."</text:p>
      <text:p text:style-name="P2"/>
      <text:p text:style-name="P4">def fizbuzz(n):</text:p>
      <text:p text:style-name="P4"><text:s text:c="4"/>for i in range(1,n+1):</text:p>
      <text:p text:style-name="P4"><text:s text:c="8"/>if i%3==0 and i%5==0:</text:p>
      <text:p text:style-name="P4"><text:s text:c="12"/>print('FizzBuzz')</text:p>
      <text:p text:style-name="P4"><text:s text:c="8"/>elif i%3==0:</text:p>
      <text:p text:style-name="P4"><text:s text:c="12"/>print('Fizz')</text:p>
      <text:p text:style-name="P4"><text:s text:c="8"/>elif i%5==0:</text:p>
      <text:p text:style-name="P4"><text:s text:c="12"/>print('Buzz')</text:p>
      <text:p text:style-name="P4"><text:s text:c="8"/>else:</text:p>
      <text:p text:style-name="P4"><text:s text:c="12"/>print(i) </text:p>
      <text:p text:style-name="P4"/>
      <text:p text:style-name="P4">fizbuzz(15) </text:p>
      <text:p text:style-name="P4"><text:s text:c="12"/></text:p>
      <text:p text:style-name="P4"><text:s text:c="4"/></text:p>
      <text:p text:style-name="P9"/>
      <text:p text:style-name="P9"/>
      <text:p text:style-name="P2"/>
      <text:p text:style-name="P2">Problem <text:span text:style-name="T2">3</text:span>: Two Sum Given an array of integers and a target value, write a Python function that returns indices of the two numbers such that they add up to the target. You may assume that each input has exactly one solution, and you may not use the same element twice.</text:p>
      <text:p text:style-name="P2"/>
      <text:p text:style-name="P6"/>
      <text:p text:style-name="P6"/>
      <text:p text:style-name="P11">def add_sumindices(nums,target):</text:p>
      <text:p text:style-name="P11"><text:s text:c="4"/>num_to_index={}</text:p>
      <text:p text:style-name="P11"><text:s text:c="4"/></text:p>
      <text:p text:style-name="P11"><text:s text:c="4"/>for index,num in enumerate(nums):</text:p>
      <text:p text:style-name="P11"><text:s text:c="8"/>total=target-num</text:p>
      <text:p text:style-name="P11"><text:s text:c="8"/>if total in num_to_index:</text:p>
      <text:p text:style-name="P11"><text:s text:c="12"/>return [num_to_index[total],index]</text:p>
      <text:p text:style-name="P11"><text:soft-page-break/><text:s text:c="8"/>num_to_index[num]=index</text:p>
      <text:p text:style-name="P11"><text:s text:c="4"/>return None</text:p>
      <text:p text:style-name="P11">nums=[2,7,11,15]</text:p>
      <text:p text:style-name="P11">tartget=9</text:p>
      <text:p text:style-name="P11"/>
      <text:p text:style-name="P11">w=add_sumindices(nums,tartget)</text:p>
      <text:p text:style-name="P11">print(w)</text:p>
      <text:p text:style-name="P11"/>
      <text:p text:style-name="P11"># num_to_index={'2':0,'7':1,'11':2,'15':3}</text:p>
      <text:p text:style-name="Standard"/>
      <text:p text:style-name="P5"/>
      <text:p text:style-name="P2"/>
      <text:p text:style-name="P2"/>
      <text:p text:style-name="P12">Problem <text:span text:style-name="T3">4</text:span>: Find the Missing Number Given an array containing n distinct numbers taken from 0, 1, 2, ..., n, write a Python function to find the missing number in the array.</text:p>
      <text:p text:style-name="Text_20_body"><text:line-break/><text:span text:style-name="T1">def missing_nums(nums):</text:span></text:p>
      <text:p text:style-name="P13"><text:s text:c="4"/>n=len(nums)</text:p>
      <text:p text:style-name="P13"><text:s text:c="4"/>total_sum=(n*(n+1))//2</text:p>
      <text:p text:style-name="P13"><text:s text:c="4"/>actual_sum=sum(nums)</text:p>
      <text:p text:style-name="P13"><text:s text:c="4"/>return total_sum-actual_sum</text:p>
      <text:p text:style-name="P13"><text:s text:c="4"/></text:p>
      <text:p text:style-name="P13">n=[3,0,1,5,2]</text:p>
      <text:p text:style-name="P13">print(missing_nums(n))</text:p>
      <text:p text:style-name="P13"/>
      <text:p text:style-name="P15"><text:span text:style-name="T4">1.</text:span>Find a gcd of two numbers:</text:p>
      <text:p text:style-name="P7">def gcd(m,n):</text:p>
      <text:p text:style-name="P7"><text:s text:c="4"/>cf=[]</text:p>
      <text:p text:style-name="P7"><text:s text:c="4"/>for i in range(1,min(m,n)+1):</text:p>
      <text:p text:style-name="P7"><text:s text:c="8"/>if m%i==0 and n%i==0:</text:p>
      <text:p text:style-name="P7"><text:s text:c="12"/>cf.append(i)</text:p>
      <text:p text:style-name="P7"><text:s text:c="4"/>print(cf) <text:s text:c="7"/></text:p>
      <text:p text:style-name="P7"><text:s text:c="4"/>return cf[-1]</text:p>
      <text:p text:style-name="P7"/>
      <text:p text:style-name="P7">print(gcd(23,33)) <text:s text:c="7"/></text:p>
      <text:p text:style-name="P7"/>
      <text:p text:style-name="Standard"/>
      <text:p text:style-name="P15"/>
      <text:p text:style-name="P15"/>
      <text:p text:style-name="P13"/>
      <text:p text:style-name="P14"/>
      <text:p text:style-name="P14"/>
      <text:p text:style-name="P13"/>
      <text:p text:style-name="Text_20_body"><text:soft-page-break/></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0:37:26.540879595</meta:creation-date>
    <dc:date>2023-08-07T16:31:59.818820091</dc:date>
    <meta:editing-duration>PT7H54M28S</meta:editing-duration>
    <meta:editing-cycles>11</meta:editing-cycles>
    <meta:generator>LibreOffice/6.0.7.3$Linux_X86_64 LibreOffice_project/00m0$Build-3</meta:generator>
    <meta:document-statistic meta:table-count="0" meta:image-count="0" meta:object-count="0" meta:page-count="3" meta:paragraph-count="55" meta:word-count="269" meta:character-count="2119" meta:non-whitespace-character-count="1662"/>
  </office:meta>
</office:document-meta>
</file>